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562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8" style:family="table-cell" style:parent-style-name="Default"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0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5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2">
          <table:table-cell table:style-name="ce4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label:string</text:p>
          </table:table-cell>
          <table:table-cell table:style-name="ce7" office:value-type="string" calcext:value-type="string">
            <text:p>题目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activity:boolean</text:p>
          </table:table-cell>
          <table:table-cell table:style-name="ce9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2">
          <table:table-cell table:style-name="ce10" office:value-type="string" calcext:value-type="string">
            <text:p>user_id：references</text:p>
          </table:table-cell>
          <table:table-cell table:style-name="ce10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0" office:value-type="string" calcext:value-type="string">
            <text:p>url: string</text:p>
          </table:table-cell>
          <table:table-cell table:style-name="ce10" office:value-type="string" calcext:value-type="string">
            <text:p>页面</text:p>
          </table:table-cell>
          <table:table-cell table:style-name="ce2" table:number-columns-repeated="3"/>
          <table:table-cell table:style-name="ce10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ontext: text</text:p>
          </table:table-cell>
          <table:table-cell table:style-name="ce10" office:value-type="string" calcext:value-type="string">
            <text:p>内容</text:p>
          </table:table-cell>
          <table:table-cell table:style-name="ce2" table:number-columns-repeated="3"/>
          <table:table-cell table:style-name="ce10" office:value-type="string" calcext:value-type="string">
            <text:p>点赞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0" office:value-type="string" calcext:value-type="string">
            <text:p>热点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《消息》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发信人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收信人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content</text:p>
          </table:table-cell>
          <table:table-cell table:style-name="ce11" office:value-type="string" calcext:value-type="string">
            <text:p>内容</text:p>
          </table:table-cell>
          <table:table-cell table:number-columns-repeated="1022"/>
        </table:table-row>
        <table:table-row table:style-name="ro2">
          <table:table-cell table:style-name="ce11"/>
          <table:table-cell table:style-name="ce11" office:value-type="string" calcext:value-type="string">
            <text:p>图片附件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end_at: datetime</text:p>
          </table:table-cell>
          <table:table-cell table:style-name="ce11" office:value-type="string" calcext:value-type="string">
            <text:p>截止时间？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ubject: string</text:p>
          </table:table-cell>
          <table:table-cell table:style-name="ce12" office:value-type="string" calcext:value-type="string">
            <text:p>《科目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2]-[.A171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3]-[.A172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4]-[.A173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5]-[.A174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6]-[.A175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7]-[.A176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8]-[.A177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9]-[.A178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0]-[.A179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1]-[.A180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2]-[.A181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abindex顺序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9]/[.B249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9]*[.C249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formula="of:=[.B250]*[.C250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9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9]*0.05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formula="of:=[.B251]*[.C251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0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formula="of:=[.B252]*[.C252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1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2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formula="of:=[.B255]*[.C255]" office:value-type="float" office:value="0" calcext:value-type="float">
            <text:p>0</text:p>
          </table:table-cell>
          <table:table-cell/>
          <table:table-cell table:formula="of:=[.C254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2">
          <table:table-cell table:formula="of:=[.B256]*[.C256]" office:value-type="float" office:value="0" calcext:value-type="float">
            <text:p>0</text:p>
          </table:table-cell>
          <table:table-cell/>
          <table:table-cell table:formula="of:=[.C255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2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2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2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2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2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2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2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2" table:number-rows-repeated="1048250">
          <table:table-cell table:number-columns-repeated="102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00／00／00</text:date>, <text:time style:data-style-name="N2" text:time-value="22:52:54.420981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6-05-12T00:07:19.752137593</dc:date>
    <dc:creator>keelson </dc:creator>
    <meta:editing-duration>P2DT10H11M19S</meta:editing-duration>
    <meta:editing-cycles>180</meta:editing-cycles>
    <meta:generator>LibreOffice/4.2.8.2$Linux_X86_64 LibreOffice_project/420m0$Build-2</meta:generator>
    <meta:document-statistic meta:table-count="2" meta:cell-count="853" meta:object-count="0"/>
  </office:meta>
</office:document-meta>
</file>